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a4bf" officeooo:paragraph-rsid="0019a4bf"/>
    </style:style>
    <style:style style:name="P2" style:family="paragraph" style:parent-style-name="Standard">
      <style:text-properties officeooo:rsid="00381e22" officeooo:paragraph-rsid="00381e22"/>
    </style:style>
    <style:style style:name="P3" style:family="paragraph" style:parent-style-name="Standard">
      <style:text-properties officeooo:rsid="003ff5e0" officeooo:paragraph-rsid="003ff5e0"/>
    </style:style>
    <style:style style:name="P4" style:family="paragraph" style:parent-style-name="Standard">
      <style:text-properties officeooo:rsid="00406c26" officeooo:paragraph-rsid="00406c26"/>
    </style:style>
    <style:style style:name="P5" style:family="paragraph" style:parent-style-name="Standard">
      <style:text-properties officeooo:rsid="004b709a" officeooo:paragraph-rsid="004b709a"/>
    </style:style>
    <style:style style:name="P6" style:family="paragraph" style:parent-style-name="Standard" style:list-style-name="L1">
      <style:text-properties officeooo:rsid="001c2c5b" officeooo:paragraph-rsid="001c2c5b"/>
    </style:style>
    <style:style style:name="P7" style:family="paragraph" style:parent-style-name="Standard" style:list-style-name="L1">
      <style:text-properties officeooo:rsid="001c2c5b" officeooo:paragraph-rsid="0022062f"/>
    </style:style>
    <style:style style:name="P8" style:family="paragraph" style:parent-style-name="Standard" style:list-style-name="L1">
      <style:text-properties officeooo:rsid="0021b10d" officeooo:paragraph-rsid="0021b10d"/>
    </style:style>
    <style:style style:name="P9" style:family="paragraph" style:parent-style-name="Standard" style:list-style-name="L1">
      <style:text-properties officeooo:rsid="00231706" officeooo:paragraph-rsid="00231706"/>
    </style:style>
    <style:style style:name="P10" style:family="paragraph" style:parent-style-name="Standard" style:list-style-name="L1">
      <style:text-properties officeooo:rsid="001fb921" officeooo:paragraph-rsid="0027c968"/>
    </style:style>
    <style:style style:name="P11" style:family="paragraph" style:parent-style-name="Standard" style:list-style-name="L1">
      <style:text-properties officeooo:rsid="002c6fbc" officeooo:paragraph-rsid="002c6fbc"/>
    </style:style>
    <style:style style:name="P12" style:family="paragraph" style:parent-style-name="Standard" style:list-style-name="L1">
      <style:text-properties officeooo:rsid="002a128a" officeooo:paragraph-rsid="002a128a"/>
    </style:style>
    <style:style style:name="P13" style:family="paragraph" style:parent-style-name="Standard" style:list-style-name="L1">
      <style:text-properties officeooo:rsid="002404d5" officeooo:paragraph-rsid="002404d5"/>
    </style:style>
    <style:style style:name="P14" style:family="paragraph" style:parent-style-name="Standard" style:list-style-name="L1">
      <style:text-properties officeooo:rsid="00316b2f" officeooo:paragraph-rsid="00316b2f"/>
    </style:style>
    <style:style style:name="P15" style:family="paragraph" style:parent-style-name="Standard" style:list-style-name="L1">
      <style:text-properties officeooo:rsid="00329362" officeooo:paragraph-rsid="00329362"/>
    </style:style>
    <style:style style:name="P16" style:family="paragraph" style:parent-style-name="Standard" style:list-style-name="L1">
      <style:text-properties officeooo:rsid="001aac58" officeooo:paragraph-rsid="001aac58"/>
    </style:style>
    <style:style style:name="P17" style:family="paragraph" style:parent-style-name="Standard" style:list-style-name="L1">
      <style:text-properties officeooo:rsid="003f13ae" officeooo:paragraph-rsid="003f13ae"/>
    </style:style>
    <style:style style:name="P18" style:family="paragraph" style:parent-style-name="Standard" style:list-style-name="L2">
      <style:text-properties officeooo:rsid="00381e22" officeooo:paragraph-rsid="00520f28"/>
    </style:style>
    <style:style style:name="P19" style:family="paragraph" style:parent-style-name="Standard" style:list-style-name="L2">
      <style:text-properties officeooo:rsid="00381e22" officeooo:paragraph-rsid="00381e22"/>
    </style:style>
    <style:style style:name="P20" style:family="paragraph" style:parent-style-name="Standard" style:list-style-name="L3">
      <style:text-properties officeooo:rsid="00381e22" officeooo:paragraph-rsid="00406c26"/>
    </style:style>
    <style:style style:name="P21" style:family="paragraph" style:parent-style-name="Standard" style:list-style-name="L2">
      <style:text-properties officeooo:rsid="00520f28" officeooo:paragraph-rsid="00520f28"/>
    </style:style>
    <style:style style:name="P22" style:family="paragraph" style:parent-style-name="Standard" style:list-style-name="L2">
      <style:text-properties officeooo:rsid="005316db" officeooo:paragraph-rsid="005316db"/>
    </style:style>
    <style:style style:name="P23" style:family="paragraph" style:parent-style-name="Standard" style:list-style-name="L2">
      <style:text-properties officeooo:rsid="00658990" officeooo:paragraph-rsid="00658990"/>
    </style:style>
    <style:style style:name="P24" style:family="paragraph" style:parent-style-name="Standard" style:list-style-name="L2">
      <style:text-properties officeooo:rsid="006027d8" officeooo:paragraph-rsid="00658990"/>
    </style:style>
    <style:style style:name="P25" style:family="paragraph" style:parent-style-name="Standard" style:list-style-name="L2">
      <style:text-properties officeooo:rsid="005a78a4" officeooo:paragraph-rsid="005a78a4"/>
    </style:style>
    <style:style style:name="P26" style:family="paragraph" style:parent-style-name="Standard" style:list-style-name="L2">
      <style:text-properties officeooo:rsid="006e5c6a" officeooo:paragraph-rsid="006e5c6a"/>
    </style:style>
    <style:style style:name="P27" style:family="paragraph" style:parent-style-name="Standard" style:list-style-name="L2">
      <style:text-properties officeooo:rsid="0019a4bf" officeooo:paragraph-rsid="0019a4bf"/>
    </style:style>
    <style:style style:name="P28" style:family="paragraph" style:parent-style-name="Standard" style:list-style-name="L2">
      <style:text-properties officeooo:rsid="004419ea" officeooo:paragraph-rsid="006027d8"/>
    </style:style>
    <style:style style:name="P29" style:family="paragraph" style:parent-style-name="Standard" style:list-style-name="L2">
      <style:text-properties officeooo:rsid="004419ea" officeooo:paragraph-rsid="00616964"/>
    </style:style>
    <style:style style:name="P30" style:family="paragraph" style:parent-style-name="Standard" style:list-style-name="L3">
      <style:text-properties officeooo:rsid="004419ea" officeooo:paragraph-rsid="00567cd8"/>
    </style:style>
    <style:style style:name="P31" style:family="paragraph" style:parent-style-name="Standard" style:list-style-name="L2">
      <style:text-properties officeooo:rsid="003ff5e0" officeooo:paragraph-rsid="005316db"/>
    </style:style>
    <style:style style:name="P32" style:family="paragraph" style:parent-style-name="Standard" style:list-style-name="L3">
      <style:text-properties officeooo:rsid="004de479" officeooo:paragraph-rsid="004de479"/>
    </style:style>
    <style:style style:name="P33" style:family="paragraph" style:parent-style-name="Standard" style:list-style-name="L3">
      <style:text-properties officeooo:rsid="0044ad7b" officeooo:paragraph-rsid="0044ad7b"/>
    </style:style>
    <style:style style:name="P34" style:family="paragraph" style:parent-style-name="Standard">
      <style:text-properties officeooo:rsid="0044ad7b" officeooo:paragraph-rsid="0044ad7b"/>
    </style:style>
    <style:style style:name="P35" style:family="paragraph" style:parent-style-name="Standard">
      <style:text-properties officeooo:rsid="007142d3" officeooo:paragraph-rsid="007142d3"/>
    </style:style>
    <style:style style:name="P36" style:family="paragraph" style:parent-style-name="Standard">
      <style:text-properties officeooo:rsid="007219a8" officeooo:paragraph-rsid="0072729b"/>
    </style:style>
    <style:style style:name="P37" style:family="paragraph" style:parent-style-name="Standard">
      <style:text-properties fo:font-style="italic" officeooo:rsid="007219a8" officeooo:paragraph-rsid="007219a8" style:font-style-asian="italic" style:font-style-complex="italic"/>
    </style:style>
    <style:style style:name="P38" style:family="paragraph" style:parent-style-name="Standard">
      <style:text-properties fo:font-style="italic" officeooo:rsid="007219a8" officeooo:paragraph-rsid="0072729b" style:font-style-asian="italic" style:font-style-complex="italic"/>
    </style:style>
    <style:style style:name="P39" style:family="paragraph" style:parent-style-name="Standard">
      <style:text-properties fo:font-style="italic" officeooo:rsid="007142d3" officeooo:paragraph-rsid="007142d3" style:font-style-asian="italic" style:font-style-complex="italic"/>
    </style:style>
    <style:style style:name="P40" style:family="paragraph" style:parent-style-name="Standard">
      <style:text-properties fo:font-style="italic" officeooo:rsid="0072729b" officeooo:paragraph-rsid="0072729b" style:font-style-asian="italic" style:font-style-complex="italic"/>
    </style:style>
    <style:style style:name="P41" style:family="paragraph" style:parent-style-name="Standard">
      <style:text-properties fo:font-style="italic" officeooo:rsid="00749df6" officeooo:paragraph-rsid="00749df6" style:font-style-asian="italic" style:font-style-complex="italic"/>
    </style:style>
    <style:style style:name="P42" style:family="paragraph" style:parent-style-name="Standard">
      <style:text-properties fo:font-style="italic" officeooo:rsid="00772212" officeooo:paragraph-rsid="00772212" style:font-style-asian="italic" style:font-style-complex="italic"/>
    </style:style>
    <style:style style:name="P43" style:family="paragraph" style:parent-style-name="Standard">
      <style:text-properties fo:font-style="italic" officeooo:rsid="0077d406" officeooo:paragraph-rsid="0077d406" style:font-style-asian="italic" style:font-style-complex="italic"/>
    </style:style>
    <style:style style:name="P44" style:family="paragraph" style:parent-style-name="Standard">
      <style:text-properties fo:font-style="italic" officeooo:rsid="0077d406" officeooo:paragraph-rsid="0086f220" style:font-style-asian="italic" style:font-style-complex="italic"/>
    </style:style>
    <style:style style:name="P45" style:family="paragraph" style:parent-style-name="Standard">
      <style:text-properties fo:font-style="italic" officeooo:rsid="0077d406" officeooo:paragraph-rsid="0089d0e0" style:font-style-asian="italic" style:font-style-complex="italic"/>
    </style:style>
    <style:style style:name="P46" style:family="paragraph" style:parent-style-name="Standard">
      <style:text-properties fo:font-style="italic" officeooo:rsid="0077d406" officeooo:paragraph-rsid="0096b66f" style:font-style-asian="italic" style:font-style-complex="italic"/>
    </style:style>
    <style:style style:name="P47" style:family="paragraph" style:parent-style-name="Standard">
      <style:text-properties fo:font-style="italic" officeooo:rsid="0079bdfa" officeooo:paragraph-rsid="0079bdfa" style:font-style-asian="italic" style:font-style-complex="italic"/>
    </style:style>
    <style:style style:name="T1" style:family="text">
      <style:text-properties officeooo:rsid="0019a4bf"/>
    </style:style>
    <style:style style:name="T2" style:family="text">
      <style:text-properties officeooo:rsid="001aac58"/>
    </style:style>
    <style:style style:name="T3" style:family="text">
      <style:text-properties officeooo:rsid="001dcc78"/>
    </style:style>
    <style:style style:name="T4" style:family="text">
      <style:text-properties officeooo:rsid="001e758b"/>
    </style:style>
    <style:style style:name="T5" style:family="text">
      <style:text-properties officeooo:rsid="0022062f"/>
    </style:style>
    <style:style style:name="T6" style:family="text">
      <style:text-properties officeooo:rsid="00222a08"/>
    </style:style>
    <style:style style:name="T7" style:family="text">
      <style:text-properties officeooo:rsid="0025b731"/>
    </style:style>
    <style:style style:name="T8" style:family="text">
      <style:text-properties officeooo:rsid="002962a6"/>
    </style:style>
    <style:style style:name="T9" style:family="text">
      <style:text-properties officeooo:rsid="0034df20"/>
    </style:style>
    <style:style style:name="T10" style:family="text">
      <style:text-properties officeooo:rsid="0036027b"/>
    </style:style>
    <style:style style:name="T11" style:family="text">
      <style:text-properties officeooo:rsid="003d1512"/>
    </style:style>
    <style:style style:name="T12" style:family="text">
      <style:text-properties officeooo:rsid="003f21af"/>
    </style:style>
    <style:style style:name="T13" style:family="text">
      <style:text-properties officeooo:rsid="0044ad7b"/>
    </style:style>
    <style:style style:name="T14" style:family="text">
      <style:text-properties officeooo:rsid="0049eb41"/>
    </style:style>
    <style:style style:name="T15" style:family="text">
      <style:text-properties officeooo:rsid="004f90d5"/>
    </style:style>
    <style:style style:name="T16" style:family="text">
      <style:text-properties officeooo:rsid="0050e8e4"/>
    </style:style>
    <style:style style:name="T17" style:family="text">
      <style:text-properties officeooo:rsid="005316db"/>
    </style:style>
    <style:style style:name="T18" style:family="text">
      <style:text-properties officeooo:rsid="00567cd8"/>
    </style:style>
    <style:style style:name="T19" style:family="text">
      <style:text-properties officeooo:rsid="0058d854"/>
    </style:style>
    <style:style style:name="T20" style:family="text">
      <style:text-properties officeooo:rsid="005994ea"/>
    </style:style>
    <style:style style:name="T21" style:family="text">
      <style:text-properties officeooo:rsid="005b762f"/>
    </style:style>
    <style:style style:name="T22" style:family="text">
      <style:text-properties officeooo:rsid="00642093"/>
    </style:style>
    <style:style style:name="T23" style:family="text">
      <style:text-properties officeooo:rsid="00658990"/>
    </style:style>
    <style:style style:name="T24" style:family="text">
      <style:text-properties officeooo:rsid="0069463d"/>
    </style:style>
    <style:style style:name="T25" style:family="text">
      <style:text-properties officeooo:rsid="006c7922"/>
    </style:style>
    <style:style style:name="T26" style:family="text">
      <style:text-properties officeooo:rsid="006e5c6a"/>
    </style:style>
    <style:style style:name="T27" style:family="text">
      <style:text-properties officeooo:rsid="0072729b"/>
    </style:style>
    <style:style style:name="T28" style:family="text">
      <style:text-properties officeooo:rsid="0072c585"/>
    </style:style>
    <style:style style:name="T29" style:family="text">
      <style:text-properties officeooo:rsid="0075e8d9"/>
    </style:style>
    <style:style style:name="T30" style:family="text">
      <style:text-properties officeooo:rsid="007bec06"/>
    </style:style>
    <style:style style:name="T31" style:family="text">
      <style:text-properties officeooo:rsid="007da488"/>
    </style:style>
    <style:style style:name="T32" style:family="text">
      <style:text-properties officeooo:rsid="00853070"/>
    </style:style>
    <style:style style:name="T33" style:family="text">
      <style:text-properties officeooo:rsid="0086c0a9"/>
    </style:style>
    <style:style style:name="T34" style:family="text">
      <style:text-properties officeooo:rsid="0086f220"/>
    </style:style>
    <style:style style:name="T35" style:family="text">
      <style:text-properties officeooo:rsid="00889f79"/>
    </style:style>
    <style:style style:name="T36" style:family="text">
      <style:text-properties officeooo:rsid="0089d0e0"/>
    </style:style>
    <style:style style:name="T37" style:family="text">
      <style:text-properties officeooo:rsid="008a671c"/>
    </style:style>
    <style:style style:name="T38" style:family="text">
      <style:text-properties officeooo:rsid="008a7f71"/>
    </style:style>
    <style:style style:name="T39" style:family="text">
      <style:text-properties officeooo:rsid="008b196d"/>
    </style:style>
    <style:style style:name="T40" style:family="text">
      <style:text-properties officeooo:rsid="009507c0"/>
    </style:style>
    <style:style style:name="T41" style:family="text">
      <style:text-properties officeooo:rsid="0098aab0"/>
    </style:style>
    <style:style style:name="T42" style:family="text">
      <style:text-properties officeooo:rsid="009b1312"/>
    </style:style>
    <style:style style:name="T43" style:family="text">
      <style:text-properties officeooo:rsid="009b15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-<text:span text:style-name="T2">C</text:span>ase language/Format for System Testing</text:p>
      <text:p text:style-name="P1"/>
      <text:p text:style-name="P1">Requirements:</text:p>
      <text:list text:style-name="L1">
        <text:list-item>
          <text:p text:style-name="P6">Pre<text:span text:style-name="T3">r</text:span>equisites section available to descri<text:span text:style-name="T4">be conditions before the test</text:span>.</text:p>
        </text:list-item>
        <text:list-item>
          <text:p text:style-name="P8">There is an execution section which is a sequence of steps.</text:p>
        </text:list-item>
        <text:list-item>
          <text:p text:style-name="P7"><text:span text:style-name="T5">Each step supports expected results(assertions). </text:span>Support<text:span text:style-name="T6">s</text:span> multiple <text:span text:style-name="T6">expected results</text:span> for a step.</text:p>
        </text:list-item>
        <text:list-item>
          <text:p text:style-name="P9">Each step contains test-data to be used for a test.</text:p>
        </text:list-item>
        <text:list-item>
          <text:p text:style-name="P10">Grouping is available in steps to group steps for better readability.</text:p>
          <text:list>
            <text:list-item>
              <text:p text:style-name="P11">Nesting is available in group i.e. group inside group is allowed.</text:p>
            </text:list-item>
            <text:list-item>
              <text:p text:style-name="P12">Test data at a group level is hierarchically available to other steps.</text:p>
            </text:list-item>
          </text:list>
        </text:list-item>
        <text:list-item>
          <text:p text:style-name="P13">Ability to create a branch of steps to be executed based on conditions like testbed/ <text:span text:style-name="T7">test-</text:span>configuration. <text:span text:style-name="T7">Allow for conditional </text:span><text:span text:style-name="T8">group execution</text:span><text:span text:style-name="T7">.</text:span></text:p>
        </text:list-item>
        <text:list-item>
          <text:p text:style-name="P14">Support for separating test data from test case to swap out test data sets.</text:p>
        </text:list-item>
        <text:list-item>
          <text:p text:style-name="P15">Support for <text:span text:style-name="T9">internationalization testing with i18n keys </text:span><text:span text:style-name="T10">and test data file based on locale</text:span><text:span text:style-name="T9">.</text:span></text:p>
        </text:list-item>
        <text:list-item>
          <text:p text:style-name="P16">The test-case doubles as a source of documentation about the feature.</text:p>
        </text:list-item>
        <text:list-item>
          <text:p text:style-name="P17">Test case can be written in different languages. <text:span text:style-name="T12">Support for keywords in different languages.</text:span></text:p>
        </text:list-item>
      </text:list>
      <text:p text:style-name="P1"/>
      <text:p text:style-name="P5">Test <text:span text:style-name="T22">portfolio/</text:span>Feature Schema:</text:p>
      <text:list text:style-name="L2">
        <text:list-item>
          <text:p text:style-name="P18"><text:span text:style-name="T1">name: </text:span>string</text:p>
        </text:list-item>
        <text:list-item>
          <text:p text:style-name="P21">description: multi Line Text</text:p>
        </text:list-item>
        <text:list-item>
          <text:p text:style-name="P22">scenario setup steps: List&lt;TestStep&gt;</text:p>
        </text:list-item>
        <text:list-item>
          <text:p text:style-name="P23">iterations: Integer : number of iterations to run <text:span text:style-name="T24">this portfolio/feature.</text:span></text:p>
        </text:list-item>
        <text:list-item>
          <text:p text:style-name="P24">iteration strategy: <text:span text:style-name="T23">String Options (All Scenario <text:s/>per iteration | Some scenario per iteration based on probability evaluated individually | One scenario based mutually exclusive probability)</text:span></text:p>
        </text:list-item>
        <text:list-item>
          <text:p text:style-name="P25">scenario <text:span text:style-name="T26">map</text:span>: <text:span text:style-name="T23">Map</text:span><text:span text:style-name="T21"> &lt;</text:span><text:span text:style-name="T23">String:</text:span><text:span text:style-name="T21">Scenario </text:span><text:span text:style-name="T25">name</text:span><text:span text:style-name="T23">, Float (0-1]: probability of occurrence</text:span><text:span text:style-name="T21">&gt;</text:span></text:p>
        </text:list-item>
        <text:list-item>
          <text:p text:style-name="P26">scenarios: List&lt;Scenario&gt;: List of scenarios. Scenario names have to be unique within portfolio and names used in scenario map must exist in scenario definition.</text:p>
        </text:list-item>
      </text:list>
      <text:p text:style-name="P1"/>
      <text:p text:style-name="P2">Test <text:span text:style-name="T13">C</text:span>ase<text:span text:style-name="T14">(Scenario)</text:span> Schema:</text:p>
      <text:list text:continue-numbering="true" text:style-name="L2">
        <text:list-item>
          <text:p text:style-name="P19"><text:span text:style-name="T1">name: </text:span>string</text:p>
        </text:list-item>
        <text:list-item>
          <text:p text:style-name="P27">objective: <text:span text:style-name="T11">multi line text</text:span></text:p>
        </text:list-item>
        <text:list-item>
          <text:p text:style-name="P28">data: map &lt;string, serializable data object&gt;: <text:span text:style-name="T16">Data is hierarchically available to nested steps.</text:span></text:p>
        </text:list-item>
        <text:list-item>
          <text:p text:style-name="P29"><text:span text:style-name="T18">dataset:</text:span><text:span text:style-name="T16"> </text:span><text:span text:style-name="T18">String : This is a reference </text:span><text:span text:style-name="T20">key </text:span><text:span text:style-name="T18">to load data from data </text:span><text:span text:style-name="T19">files/sources</text:span><text:span text:style-name="T18">. </text:span><text:span text:style-name="T19">This is subjective to how the automation framework wants to use this information to augment test data.</text:span></text:p>
        </text:list-item>
        <text:list-item>
          <text:p text:style-name="P31">steps: <text:span text:style-name="T17">List&lt;TestStep&gt;</text:span></text:p>
        </text:list-item>
      </text:list>
      <text:p text:style-name="P3"/>
      <text:p text:style-name="P4">Test Step Schema:</text:p>
      <text:list text:style-name="L3">
        <text:list-item>
          <text:p text:style-name="P20"><text:span text:style-name="T1">name: </text:span>string</text:p>
        </text:list-item>
        <text:list-item>
          <text:p text:style-name="P32">type: Step(default) | Assertion | Condition | Loop</text:p>
        </text:list-item>
        <text:list-item>
          <text:p text:style-name="P30">data: map &lt;string, serializable data object&gt;: <text:span text:style-name="T16">Data is hierarchically available to nested steps.</text:span></text:p>
        </text:list-item>
        <text:list-item>
          <text:p text:style-name="P30"><text:span text:style-name="T18">dataset:</text:span><text:span text:style-name="T16"> </text:span><text:span text:style-name="T18">String : This is a reference </text:span><text:span text:style-name="T20">key </text:span><text:span text:style-name="T18">to load data from data </text:span><text:span text:style-name="T19">files/sources</text:span><text:span text:style-name="T18">. </text:span><text:span text:style-name="T19">This is subjective to how the automation framework wants to use this information to augment test data.</text:span></text:p>
        </text:list-item>
        <text:list-item>
          <text:p text:style-name="P33">steps: List&lt;TestStep&gt; : <text:span text:style-name="T15">A set of sub steps or body for assertions, conditions or loops.</text:span></text:p>
        </text:list-item>
      </text:list>
      <text:p text:style-name="P34"/>
      <text:p text:style-name="P34"/>
      <text:p text:style-name="P34"/>
      <text:p text:style-name="P34"/>
      <text:p text:style-name="P34"/>
      <text:p text:style-name="P35"><text:soft-page-break/>DSL example for scenario:</text:p>
      <text:p text:style-name="P37"># <text:s/>This is a comment.</text:p>
      <text:p text:style-name="P39">Scenario: Example Test Scenario</text:p>
      <text:p text:style-name="P39">Objective: This is a objective of</text:p>
      <text:p text:style-name="P39"><text:tab/> <text:s text:c="5"/>this scenario which </text:p>
      <text:p text:style-name="P39"><text:s text:c="18"/>can span multiple lines.</text:p>
      <text:p text:style-name="P37"/>
      <text:p text:style-name="P37"># This data section is commonly available for all steps of this scenario.</text:p>
      <text:p text:style-name="P40"># Data blocks are essentially are like json with matching parenthesis except we don’t use quotes for <text:span text:style-name="T28"># </text:span>keys.</text:p>
      <text:p text:style-name="P37"><text:s/><text:span text:style-name="T27">{</text:span></text:p>
      <text:p text:style-name="P37"><text:tab/>key1: 10,</text:p>
      <text:p text:style-name="P37"><text:tab/>key2: 20.5,</text:p>
      <text:p text:style-name="P38"><text:tab/><text:span text:style-name="T27">key3: string value,</text:span></text:p>
      <text:p text:style-name="P38"><text:tab/><text:span text:style-name="T27">key4: “””This could be a multi line string “””,</text:span></text:p>
      <text:p text:style-name="P38"><text:tab/><text:span text:style-name="T27">key5: true,</text:span></text:p>
      <text:p text:style-name="P38"><text:tab/><text:span text:style-name="T27">key6: [10, 20.0, “value”, </text:span><text:span text:style-name="T31">f</text:span><text:span text:style-name="T27">alse],</text:span></text:p>
      <text:p text:style-name="P38"><text:tab/><text:span text:style-name="T27">key7: </text:span><text:span text:style-name="T30">{ a: 1, b:20.0, c: “String”},</text:span></text:p>
      <text:p text:style-name="P40">}</text:p>
      <text:p text:style-name="P41">#Data set is a key reference</text:p>
      <text:p text:style-name="P41">Data set: <text:span text:style-name="T29">mydataset1</text:span></text:p>
      <text:p text:style-name="P41"/>
      <text:p text:style-name="P42">Steps:</text:p>
      <text:p text:style-name="P43"><text:tab/>Given I have a calculator</text:p>
      <text:p text:style-name="P43"><text:tab/>And the calculator is powered on </text:p>
      <text:p text:style-name="P43"><text:tab/>And the calculator is reset to default state</text:p>
      <text:p text:style-name="P43"><text:tab/><text:span text:style-name="T30">Then I press </text:span><text:span text:style-name="T32">a</text:span><text:span text:style-name="T30"> button</text:span></text:p>
      <text:p text:style-name="P43"><text:tab/><text:tab/><text:span text:style-name="T30">{button: 1}</text:span></text:p>
      <text:p text:style-name="P43"><text:tab/><text:tab/><text:span text:style-name="T33">#Assertion</text:span><text:span text:style-name="T35">s: </text:span><text:span text:style-name="T42">Verify conju</text:span><text:span text:style-name="T43">n</text:span><text:span text:style-name="T42">ction </text:span><text:span text:style-name="T35">A sequence of assertions are associated </text:span><text:span text:style-name="T43">to </text:span><text:span text:style-name="T35">step.</text:span></text:p>
      <text:p text:style-name="P43"><text:tab/><text:tab/><text:span text:style-name="T33">Verify the value displayed in the calculator</text:span></text:p>
      <text:p text:style-name="P43"><text:tab/><text:tab/><text:tab/><text:span text:style-name="T33">{value=1}</text:span></text:p>
      <text:p text:style-name="P43"><text:tab/><text:span text:style-name="T34">And I press a button</text:span></text:p>
      <text:p text:style-name="P44"><text:tab/><text:tab/><text:span text:style-name="T30">{button: </text:span><text:span text:style-name="T35">6</text:span><text:span text:style-name="T30">}</text:span></text:p>
      <text:p text:style-name="P44"><text:tab/><text:tab/><text:span text:style-name="T33">#Assertion</text:span></text:p>
      <text:p text:style-name="P44"><text:tab/><text:tab/><text:span text:style-name="T33">Verify the value displayed in the calculator</text:span></text:p>
      <text:p text:style-name="P44"><text:tab/><text:tab/><text:tab/><text:span text:style-name="T33">{value=1</text:span><text:span text:style-name="T35">6</text:span><text:span text:style-name="T33">}</text:span></text:p>
      <text:p text:style-name="P44"/>
      <text:p text:style-name="P44"><text:tab/><text:span text:style-name="T41"># Conditional blocks can run code based on test bed or environment configuration.</text:span></text:p>
      <text:p text:style-name="P44"><text:tab/><text:span text:style-name="T35">If the calculator is a scientific calculator</text:span></text:p>
      <text:p text:style-name="P44"><text:tab/><text:tab/><text:span text:style-name="T35">When I press a button</text:span></text:p>
      <text:p text:style-name="P44"><text:tab/><text:tab/><text:tab/><text:span text:style-name="T35">{button: “</text:span><text:span text:style-name="T37">square</text:span><text:span text:style-name="T35">”}</text:span></text:p>
      <text:p text:style-name="P45"><text:tab/><text:span text:style-name="T36">Else-if the calculator is a normal calculator</text:span></text:p>
      <text:p text:style-name="P45"><text:tab/><text:tab/><text:span text:style-name="T35">When I press a button</text:span></text:p>
      <text:p text:style-name="P45"><text:tab/><text:tab/><text:tab/><text:span text:style-name="T35">{button: “</text:span><text:span text:style-name="T39">*</text:span><text:span text:style-name="T35">”}</text:span></text:p>
      <text:p text:style-name="P45"><text:tab/><text:tab/><text:span text:style-name="T39">Then</text:span><text:span text:style-name="T35"> I </text:span><text:span text:style-name="T36">send type a number</text:span></text:p>
      <text:p text:style-name="P45"><text:tab/><text:tab/><text:tab/><text:span text:style-name="T35">{</text:span><text:span text:style-name="T36">number: </text:span><text:span text:style-name="T39">16</text:span><text:span text:style-name="T35">}</text:span></text:p>
      <text:p text:style-name="P45"><text:tab/><text:tab/><text:span text:style-name="T39">And I press the button</text:span></text:p>
      <text:p text:style-name="P45"><text:tab/><text:tab/><text:tab/><text:span text:style-name="T39">{button: “=”}</text:span></text:p>
      <text:p text:style-name="P45"/>
      <text:p text:style-name="P46"><text:span text:style-name="T40"><text:tab/>#Assertions can be placed freely as well without a step relation. </text:span></text:p>
      <text:p text:style-name="P46"><text:tab/><text:span text:style-name="T33">Verify the value displayed in the calculator</text:span></text:p>
      <text:p text:style-name="P46"><text:tab/><text:tab/><text:span text:style-name="T33">{value: </text:span><text:span text:style-name="T38">256</text:span><text:span text:style-name="T33">}</text:span><text:tab/></text:p>
      <text:p text:style-name="P47"><text:soft-page-break/><text:tab/></text:p>
      <text:p text:style-name="P36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18:01.829013431</meta:creation-date>
    <dc:date>2025-02-04T23:11:05.632008272</dc:date>
    <meta:editing-duration>PT4H13M12S</meta:editing-duration>
    <meta:editing-cycles>117</meta:editing-cycles>
    <meta:generator>LibreOffice/24.2.7.2$Linux_X86_64 LibreOffice_project/420$Build-2</meta:generator>
    <meta:document-statistic meta:table-count="0" meta:image-count="0" meta:object-count="0" meta:page-count="3" meta:paragraph-count="83" meta:word-count="631" meta:character-count="3895" meta:non-whitespace-character-count="3282"/>
  </office:meta>
</office:document-meta>
</file>